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5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5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1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7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2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9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5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text:list-style style:name="a5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ROMANS 14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NO BELIEVER SHOULD BE JUDGED BY ANOTHER BELIEVER DOWN HERE (14:1-8, 13-23).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-title-Title-Slide" presentation:presentation-page-layout-name="Master1-PPL1" draw:id="Slide-257">
        <draw:frame draw:id="id85" presentation:style-name="a444" draw:name="Title 1" svg:x="1.38in" svg:y="0.83in" svg:width="10.3in" svg:height="4.42in" presentation:class="title" presentation:placeholder="false">
          <draw:text-box>
            <text:p text:style-name="a443" text:class-names="" text:cond-style-name=""><text:span text:style-name="a441" text:class-names="">NO BELIEVER SHOULD BE JUDGED BY ANOTHER BELIEVER DOWN HERE (14:1-8, 13-23).<text:s text:c="1"/></text:span><text:span text:style-name="a442" text:class-names=""/></text:p>
          </draw:text-box>
          <svg:title/>
          <svg:desc/>
        </draw:frame>
        <draw:frame draw:id="id86" presentation:style-name="a449" draw:name="Subtitle 2" svg:x="1.38in" svg:y="5.25in" svg:width="10.3in" svg:height="1.85in" presentation:class="subtitle" presentation:placeholder="false">
          <draw:text-box>
            <text:p text:style-name="a446" text:class-names="" text:cond-style-name=""><text:span text:style-name="a445" text:class-names=""><text:s text:c="1"/>We are not to criticize others' legalism (14:1-8).<text:s text:c="1"/></text:span></text:p>
            <text:p text:style-name="a448" text:class-names="" text:cond-style-name=""><text:span text:style-name="a447" text:class-names=""/></text:p>
          </draw:text-box>
          <svg:title/>
          <svg:desc/>
        </draw:frame>
      </draw:page>
      <draw:page draw:name="Slide3" draw:style-name="a450" draw:master-page-name="Master1-Layout1-title-Title-Slide" presentation:presentation-page-layout-name="Master1-PPL1" draw:id="Slide-258">
        <draw:frame draw:id="id87" presentation:style-name="a454" draw:name="Title 1" svg:x="1.38in" svg:y="0.83in" svg:width="10.3in" svg:height="4.42in" presentation:class="title" presentation:placeholder="false">
          <draw:text-box>
            <text:p text:style-name="a453" text:class-names="" text:cond-style-name=""><text:span text:style-name="a451" text:class-names=""><text:s text:c="1"/>We are not to criticize others' legalism (14:1-8).<text:s text:c="1"/></text:span><text:span text:style-name="a452" text:class-names=""/></text:p>
          </draw:text-box>
          <svg:title/>
          <svg:desc/>
        </draw:frame>
        <draw:frame draw:id="id88" presentation:style-name="a459" draw:name="Subtitle 2" svg:x="1.38in" svg:y="5.25in" svg:width="10.3in" svg:height="1.85in" presentation:class="subtitle" presentation:placeholder="false">
          <draw:text-box>
            <text:p text:style-name="a456" text:class-names="" text:cond-style-name=""><text:span text:style-name="a455" text:class-names=""><text:s text:c="1"/>The rules (14:1-6)<text:s text:c="1"/></text:span></text:p>
            <text:p text:style-name="a458" text:class-names="" text:cond-style-name=""><text:span text:style-name="a457" text:class-names=""/></text:p>
          </draw:text-box>
          <svg:title/>
          <svg:desc/>
        </draw:frame>
      </draw:page>
      <draw:page draw:name="Slide4" draw:style-name="a460" draw:master-page-name="Master1-Layout12-tx-Title-and-Text" presentation:presentation-page-layout-name="Master1-PPL12" draw:id="Slide-259">
        <draw:frame draw:id="id89" presentation:style-name="a464" draw:name="Title 1" svg:x="1.38in" svg:y="0.4in" svg:width="10.6in" svg:height="1.44965in" presentation:class="title" presentation:placeholder="false">
          <draw:text-box>
            <text:p text:style-name="a463" text:class-names="" text:cond-style-name=""><text:span text:style-name="a461" text:class-names=""><text:s text:c="1"/>The rules (14:1-6)<text:s text:c="1"/></text:span><text:span text:style-name="a462" text:class-names=""/></text:p>
          </draw:text-box>
          <svg:title/>
          <svg:desc/>
        </draw:frame>
        <draw:frame draw:id="id90" presentation:style-name="a474" draw:name="Text Placeholder 2" svg:x="1.38in" svg:y="2in" svg:width="9.4in" svg:height="4.75868in" presentation:class="outline" presentation:placeholder="false">
          <draw:text-box>
            <text:list text:style-name="a467">
              <text:list-item>
                <text:p text:style-name="a466" text:class-names="" text:cond-style-name=""><text:span text:style-name="a465" text:class-names=""><text:s text:c="1"/>Don't judge in matters of diet (14:1-4, 6b):<text:s text:c="1"/></text:span></text:p>
              </text:list-item>
            </text:list>
            <text:list text:style-name="a470">
              <text:list-item>
                <text:p text:style-name="a469" text:class-names="" text:cond-style-name=""><text:span text:style-name="a468" text:class-names=""><text:s text:c="1"/>Don't judge in matters of days (14:5-6a):<text:s text:c="1"/></text:span></text:p>
              </text:list-item>
            </text:list>
            <text:list text:style-name="a473">
              <text:list-item>
                <text:p text:style-name="a472" text:class-names="" text:cond-style-name=""><text:span text:style-name="a471" text:class-names=""/></text:p>
              </text:list-item>
            </text:list>
          </draw:text-box>
          <svg:title/>
          <svg:desc/>
        </draw:frame>
      </draw:page>
      <draw:page draw:name="Slide5" draw:style-name="a475" draw:master-page-name="Master1-Layout12-tx-Title-and-Text" presentation:presentation-page-layout-name="Master1-PPL12" draw:id="Slide-260">
        <draw:frame draw:id="id91" presentation:style-name="a479" draw:name="Title 1" svg:x="1.38in" svg:y="0.4in" svg:width="10.6in" svg:height="1.44965in" presentation:class="title" presentation:placeholder="false">
          <draw:text-box>
            <text:p text:style-name="a478" text:class-names="" text:cond-style-name=""><text:span text:style-name="a476" text:class-names=""><text:s text:c="1"/>We are not to criticize others' legalism (14:1-8).<text:s text:c="1"/></text:span><text:span text:style-name="a477" text:class-names=""/></text:p>
          </draw:text-box>
          <svg:title/>
          <svg:desc/>
        </draw:frame>
        <draw:frame draw:id="id92" presentation:style-name="a489" draw:name="Text Placeholder 2" svg:x="1.38in" svg:y="2in" svg:width="9.4in" svg:height="4.75868in" presentation:class="outline" presentation:placeholder="false">
          <draw:text-box>
            <text:list text:style-name="a482">
              <text:list-item>
                <text:p text:style-name="a481" text:class-names="" text:cond-style-name=""><text:span text:style-name="a480" text:class-names=""><text:s text:c="1"/>The rules (14:1-6)<text:s text:c="1"/></text:span></text:p>
              </text:list-item>
            </text:list>
            <text:list text:style-name="a485">
              <text:list-item>
                <text:p text:style-name="a484" text:class-names="" text:cond-style-name=""><text:span text:style-name="a483" text:class-names=""><text:s text:c="1"/>The reason (14:7-8):<text:s text:c="1"/></text:span></text:p>
              </text:list-item>
            </text:list>
            <text:list text:style-name="a488">
              <text:list-item>
                <text:p text:style-name="a487" text:class-names="" text:cond-style-name=""><text:span text:style-name="a486" text:class-names=""/></text:p>
              </text:list-item>
            </text:list>
          </draw:text-box>
          <svg:title/>
          <svg:desc/>
        </draw:frame>
      </draw:page>
      <draw:page draw:name="Slide6" draw:style-name="a490" draw:master-page-name="Master1-Layout12-tx-Title-and-Text" presentation:presentation-page-layout-name="Master1-PPL12" draw:id="Slide-261">
        <draw:frame draw:id="id93" presentation:style-name="a494" draw:name="Title 1" svg:x="1.38in" svg:y="0.4in" svg:width="10.6in" svg:height="1.44965in" presentation:class="title" presentation:placeholder="false">
          <draw:text-box>
            <text:p text:style-name="a493" text:class-names="" text:cond-style-name=""><text:span text:style-name="a491" text:class-names="">NO BELIEVER SHOULD BE JUDGED BY ANOTHER BELIEVER DOWN HERE (14:1-8, 13-23).<text:s text:c="1"/></text:span><text:span text:style-name="a492" text:class-names=""/></text:p>
          </draw:text-box>
          <svg:title/>
          <svg:desc/>
        </draw:frame>
        <draw:frame draw:id="id94" presentation:style-name="a504" draw:name="Text Placeholder 2" svg:x="1.38in" svg:y="2in" svg:width="9.4in" svg:height="4.75868in" presentation:class="outline" presentation:placeholder="false">
          <draw:text-box>
            <text:list text:style-name="a497">
              <text:list-item>
                <text:p text:style-name="a496" text:class-names="" text:cond-style-name=""><text:span text:style-name="a495" text:class-names=""><text:s text:c="1"/>We are not to criticize others' legalism (14:1-8).<text:s text:c="1"/></text:span></text:p>
              </text:list-item>
            </text:list>
            <text:list text:style-name="a500">
              <text:list-item>
                <text:p text:style-name="a499" text:class-names="" text:cond-style-name=""><text:span text:style-name="a498" text:class-names=""><text:s text:c="1"/>We are not to corrupt our liberty (14:13-23).<text:s text:c="1"/></text:span></text:p>
              </text:list-item>
            </text:list>
            <text:list text:style-name="a503">
              <text:list-item>
                <text:p text:style-name="a502" text:class-names="" text:cond-style-name=""><text:span text:style-name="a501" text:class-names=""/></text:p>
              </text:list-item>
            </text:list>
          </draw:text-box>
          <svg:title/>
          <svg:desc/>
        </draw:frame>
      </draw:page>
      <draw:page draw:name="Slide7" draw:style-name="a505" draw:master-page-name="Master1-Layout1-title-Title-Slide" presentation:presentation-page-layout-name="Master1-PPL1" draw:id="Slide-262">
        <draw:frame draw:id="id95" presentation:style-name="a509" draw:name="Title 1" svg:x="1.38in" svg:y="0.83in" svg:width="10.3in" svg:height="4.42in" presentation:class="title" presentation:placeholder="false">
          <draw:text-box>
            <text:p text:style-name="a508" text:class-names="" text:cond-style-name=""><text:span text:style-name="a506" text:class-names=""><text:s text:c="1"/>We are not to corrupt our liberty (14:13-23).<text:s text:c="1"/></text:span><text:span text:style-name="a507" text:class-names=""/></text:p>
          </draw:text-box>
          <svg:title/>
          <svg:desc/>
        </draw:frame>
        <draw:frame draw:id="id96" presentation:style-name="a514" draw:name="Subtitle 2" svg:x="1.38in" svg:y="5.25in" svg:width="10.3in" svg:height="1.85in" presentation:class="subtitle" presentation:placeholder="false">
          <draw:text-box>
            <text:p text:style-name="a511" text:class-names="" text:cond-style-name=""><text:span text:style-name="a510" text:class-names=""><text:s text:c="1"/>The mature Christian is not to become a stumbling block (14:13-18).<text:s text:c="1"/></text:span></text:p>
            <text:p text:style-name="a513" text:class-names="" text:cond-style-name=""><text:span text:style-name="a512" text:class-names=""/></text:p>
          </draw:text-box>
          <svg:title/>
          <svg:desc/>
        </draw:frame>
      </draw:page>
      <draw:page draw:name="Slide8" draw:style-name="a515" draw:master-page-name="Master1-Layout12-tx-Title-and-Text" presentation:presentation-page-layout-name="Master1-PPL12" draw:id="Slide-263">
        <draw:frame draw:id="id97" presentation:style-name="a519" draw:name="Title 1" svg:x="1.38in" svg:y="0.4in" svg:width="10.6in" svg:height="1.44965in" presentation:class="title" presentation:placeholder="false">
          <draw:text-box>
            <text:p text:style-name="a518" text:class-names="" text:cond-style-name=""><text:span text:style-name="a516" text:class-names=""><text:s text:c="1"/>The mature Christian is not to become a stumbling block (14:13-18).<text:s text:c="1"/></text:span><text:span text:style-name="a517" text:class-names=""/></text:p>
          </draw:text-box>
          <svg:title/>
          <svg:desc/>
        </draw:frame>
        <draw:frame draw:id="id98" presentation:style-name="a529" draw:name="Text Placeholder 2" svg:x="1.38in" svg:y="2in" svg:width="9.4in" svg:height="4.75868in" presentation:class="outline" presentation:placeholder="false">
          <draw:text-box>
            <text:list text:style-name="a522">
              <text:list-item>
                <text:p text:style-name="a521" text:class-names="" text:cond-style-name=""><text:span text:style-name="a520" text:class-names=""><text:s text:c="1"/>He is not to permit good and lawful things to be viewed as evil and lawless (14:13-16).<text:s text:c="1"/></text:span></text:p>
              </text:list-item>
            </text:list>
            <text:list text:style-name="a525">
              <text:list-item>
                <text:p text:style-name="a524" text:class-names="" text:cond-style-name=""><text:span text:style-name="a523" text:class-names=""><text:s text:c="1"/>He is not to forget that love is more important than personal liberties (14:17-18).<text:s text:c="1"/></text:span></text:p>
              </text:list-item>
            </text:list>
            <text:list text:style-name="a528">
              <text:list-item>
                <text:p text:style-name="a527" text:class-names="" text:cond-style-name=""><text:span text:style-name="a526" text:class-names=""/></text:p>
              </text:list-item>
            </text:list>
          </draw:text-box>
          <svg:title/>
          <svg:desc/>
        </draw:frame>
      </draw:page>
      <draw:page draw:name="Slide9" draw:style-name="a530" draw:master-page-name="Master1-Layout12-tx-Title-and-Text" presentation:presentation-page-layout-name="Master1-PPL12" draw:id="Slide-264">
        <draw:frame draw:id="id99" presentation:style-name="a534" draw:name="Title 1" svg:x="1.38in" svg:y="0.4in" svg:width="10.6in" svg:height="1.44965in" presentation:class="title" presentation:placeholder="false">
          <draw:text-box>
            <text:p text:style-name="a533" text:class-names="" text:cond-style-name=""><text:span text:style-name="a531" text:class-names=""><text:s text:c="1"/>We are not to corrupt our liberty (14:13-23).<text:s text:c="1"/></text:span><text:span text:style-name="a532" text:class-names=""/></text:p>
          </draw:text-box>
          <svg:title/>
          <svg:desc/>
        </draw:frame>
        <draw:frame draw:id="id100" presentation:style-name="a544" draw:name="Text Placeholder 2" svg:x="1.38in" svg:y="2in" svg:width="9.4in" svg:height="4.75868in" presentation:class="outline" presentation:placeholder="false">
          <draw:text-box>
            <text:list text:style-name="a537">
              <text:list-item>
                <text:p text:style-name="a536" text:class-names="" text:cond-style-name=""><text:span text:style-name="a535" text:class-names=""><text:s text:c="1"/>The mature Christian is not to become a stumbling block (14:13-18).<text:s text:c="1"/></text:span></text:p>
              </text:list-item>
            </text:list>
            <text:list text:style-name="a540">
              <text:list-item>
                <text:p text:style-name="a539" text:class-names="" text:cond-style-name=""><text:span text:style-name="a538" text:class-names=""><text:s text:c="1"/>The mature Christian is to become a stepping-stone (14:19-23).<text:s text:c="1"/></text:span></text:p>
              </text:list-item>
            </text:list>
            <text:list text:style-name="a543">
              <text:list-item>
                <text:p text:style-name="a542" text:class-names="" text:cond-style-name=""><text:span text:style-name="a541" text:class-names=""/></text:p>
              </text:list-item>
            </text:list>
          </draw:text-box>
          <svg:title/>
          <svg:desc/>
        </draw:frame>
      </draw:page>
      <draw:page draw:name="Slide10" draw:style-name="a545" draw:master-page-name="Master1-Layout12-tx-Title-and-Text" presentation:presentation-page-layout-name="Master1-PPL12" draw:id="Slide-265">
        <draw:frame draw:id="id101" presentation:style-name="a549" draw:name="Title 1" svg:x="1.38in" svg:y="0.4in" svg:width="10.6in" svg:height="1.44965in" presentation:class="title" presentation:placeholder="false">
          <draw:text-box>
            <text:p text:style-name="a548" text:class-names="" text:cond-style-name=""><text:span text:style-name="a546" text:class-names="">NO BELIEVER SHOULD BE JUDGED BY ANOTHER BELIEVER DOWN HERE (14:1-8, 13-23).<text:s text:c="1"/></text:span><text:span text:style-name="a547" text:class-names=""/></text:p>
          </draw:text-box>
          <svg:title/>
          <svg:desc/>
        </draw:frame>
        <draw:frame draw:id="id102" presentation:style-name="a559" draw:name="Text Placeholder 2" svg:x="1.38in" svg:y="2in" svg:width="9.4in" svg:height="4.75868in" presentation:class="outline" presentation:placeholder="false">
          <draw:text-box>
            <text:list text:style-name="a552">
              <text:list-item>
                <text:p text:style-name="a551" text:class-names="" text:cond-style-name=""><text:span text:style-name="a550" text:class-names=""><text:s text:c="1"/>We are not to criticize others' legalism (14:1-8).<text:s text:c="1"/></text:span></text:p>
              </text:list-item>
            </text:list>
            <text:list text:style-name="a555">
              <text:list-item>
                <text:p text:style-name="a554" text:class-names="" text:cond-style-name=""><text:span text:style-name="a553" text:class-names=""><text:s text:c="1"/>We are not to corrupt our liberty (14:13-23).<text:s text:c="1"/></text:span></text:p>
              </text:list-item>
            </text:list>
            <text:list text:style-name="a558">
              <text:list-item>
                <text:p text:style-name="a557" text:class-names="" text:cond-style-name=""><text:span text:style-name="a556" text:class-names=""/></text:p>
              </text:list-item>
            </text:list>
          </draw:text-box>
          <svg:title/>
          <svg:desc/>
        </draw:frame>
      </draw:page>
      <draw:page draw:name="Slide11" draw:style-name="a560" draw:master-page-name="Master1-Layout12-tx-Title-and-Text" presentation:presentation-page-layout-name="Master1-PPL12" draw:id="Slide-266">
        <draw:frame draw:id="id103" presentation:style-name="a564" draw:name="Title 1" svg:x="1.38in" svg:y="0.4in" svg:width="10.6in" svg:height="1.44965in" presentation:class="title" presentation:placeholder="false">
          <draw:text-box>
            <text:p text:style-name="a563" text:class-names="" text:cond-style-name=""><text:span text:style-name="a561" text:class-names="">ROMANS 14</text:span><text:span text:style-name="a562" text:class-names=""/></text:p>
          </draw:text-box>
          <svg:title/>
          <svg:desc/>
        </draw:frame>
        <draw:frame draw:id="id104" presentation:style-name="a574" draw:name="Text Placeholder 2" svg:x="1.38in" svg:y="2in" svg:width="9.4in" svg:height="4.75868in" presentation:class="outline" presentation:placeholder="false">
          <draw:text-box>
            <text:list text:style-name="a567">
              <text:list-item>
                <text:p text:style-name="a566" text:class-names="" text:cond-style-name=""><text:span text:style-name="a565" text:class-names="">NO BELIEVER SHOULD BE JUDGED BY ANOTHER BELIEVER DOWN HERE (14:1-8, 13-23).<text:s text:c="1"/></text:span></text:p>
              </text:list-item>
            </text:list>
            <text:list text:style-name="a570">
              <text:list-item>
                <text:p text:style-name="a569" text:class-names="" text:cond-style-name=""><text:span text:style-name="a568" text:class-names="">EVERY BELIEVER WILL BE JUDGED BY THE SAVIOR UP THERE (14:9-12).<text:s text:c="1"/></text:span></text:p>
              </text:list-item>
            </text:list>
            <text:list text:style-name="a573">
              <text:list-item>
                <text:p text:style-name="a572" text:class-names="" text:cond-style-name=""><text:span text:style-name="a571" text:class-names=""/></text:p>
              </text:list-item>
            </text:list>
          </draw:text-box>
          <svg:title/>
          <svg:desc/>
        </draw:frame>
      </draw:page>
      <draw:page draw:name="Slide12" draw:style-name="a575" draw:master-page-name="Master1-Layout12-tx-Title-and-Text" presentation:presentation-page-layout-name="Master1-PPL12" draw:id="Slide-267">
        <draw:frame draw:id="id105" presentation:style-name="a579" draw:name="Title 1" svg:x="1.38in" svg:y="0.4in" svg:width="10.6in" svg:height="1.44965in" presentation:class="title" presentation:placeholder="false">
          <draw:text-box>
            <text:p text:style-name="a578" text:class-names="" text:cond-style-name=""><text:span text:style-name="a576" text:class-names="">EVERY BELIEVER WILL BE JUDGED BY THE SAVIOR UP THERE (14:9-12).<text:s text:c="1"/></text:span><text:span text:style-name="a577" text:class-names=""/></text:p>
          </draw:text-box>
          <svg:title/>
          <svg:desc/>
        </draw:frame>
        <draw:frame draw:id="id106" presentation:style-name="a592" draw:name="Text Placeholder 2" svg:x="1.38in" svg:y="2in" svg:width="9.4in" svg:height="4.75868in" presentation:class="outline" presentation:placeholder="false">
          <draw:text-box>
            <text:list text:style-name="a582">
              <text:list-item>
                <text:p text:style-name="a581" text:class-names="" text:cond-style-name=""><text:span text:style-name="a580" text:class-names=""><text:s text:c="1"/>The foundation of this judgment (14:9):<text:s text:c="1"/></text:span></text:p>
              </text:list-item>
            </text:list>
            <text:list text:style-name="a585">
              <text:list-item>
                <text:p text:style-name="a584" text:class-names="" text:cond-style-name=""><text:span text:style-name="a583" text:class-names=""><text:s text:c="1"/>The forbearance in light of this judgment (14:10):<text:s text:c="1"/></text:span></text:p>
              </text:list-item>
            </text:list>
            <text:list text:style-name="a588">
              <text:list-item>
                <text:p text:style-name="a587" text:class-names="" text:cond-style-name=""><text:span text:style-name="a586" text:class-names=""><text:s text:c="1"/>The features of this judgment (14:11-12)<text:s text:c="1"/></text:span></text:p>
              </text:list-item>
            </text:list>
            <text:list text:style-name="a591">
              <text:list-item>
                <text:p text:style-name="a590" text:class-names="" text:cond-style-name=""><text:span text:style-name="a589" text:class-names=""/></text:p>
              </text:list-item>
            </text:list>
          </draw:text-box>
          <svg:title/>
          <svg:desc/>
        </draw:frame>
      </draw:page>
      <draw:page draw:name="Slide13" draw:style-name="a593" draw:master-page-name="Master1-Layout12-tx-Title-and-Text" presentation:presentation-page-layout-name="Master1-PPL12" draw:id="Slide-268">
        <draw:frame draw:id="id107" presentation:style-name="a597" draw:name="Title 1" svg:x="1.38in" svg:y="0.4in" svg:width="10.6in" svg:height="1.44965in" presentation:class="title" presentation:placeholder="false">
          <draw:text-box>
            <text:p text:style-name="a596" text:class-names="" text:cond-style-name=""><text:span text:style-name="a594" text:class-names=""><text:s text:c="1"/>The features of this judgment (14:11-12)<text:s text:c="1"/></text:span><text:span text:style-name="a595" text:class-names=""/></text:p>
          </draw:text-box>
          <svg:title/>
          <svg:desc/>
        </draw:frame>
        <draw:frame draw:id="id108" presentation:style-name="a610" draw:name="Text Placeholder 2" svg:x="1.38in" svg:y="2in" svg:width="9.4in" svg:height="4.75868in" presentation:class="outline" presentation:placeholder="false">
          <draw:text-box>
            <text:list text:style-name="a600">
              <text:list-item>
                <text:p text:style-name="a599" text:class-names="" text:cond-style-name=""><text:span text:style-name="a598" text:class-names=""><text:s text:c="1"/>Every knee will bow (14:11a).<text:s text:c="1"/></text:span></text:p>
              </text:list-item>
            </text:list>
            <text:list text:style-name="a603">
              <text:list-item>
                <text:p text:style-name="a602" text:class-names="" text:cond-style-name=""><text:span text:style-name="a601" text:class-names=""><text:s text:c="1"/>Every tongue will confess (14:11b).<text:s text:c="1"/></text:span></text:p>
              </text:list-item>
            </text:list>
            <text:list text:style-name="a606">
              <text:list-item>
                <text:p text:style-name="a605" text:class-names="" text:cond-style-name=""><text:span text:style-name="a604" text:class-names=""><text:s text:c="1"/>Everyone will give an account to the Lord (14:12).<text:s text:c="1"/></text:span></text:p>
              </text:list-item>
            </text:list>
            <text:list text:style-name="a609">
              <text:list-item>
                <text:p text:style-name="a608" text:class-names="" text:cond-style-name=""><text:span text:style-name="a607" text:class-names=""/></text:p>
              </text:list-item>
            </text:list>
          </draw:text-box>
          <svg:title/>
          <svg:desc/>
        </draw:frame>
      </draw:page>
      <draw:page draw:name="Slide14" draw:style-name="a611" draw:master-page-name="Master1-Layout12-tx-Title-and-Text" presentation:presentation-page-layout-name="Master1-PPL12" draw:id="Slide-269">
        <draw:frame draw:id="id109" presentation:style-name="a615" draw:name="Title 1" svg:x="1.38in" svg:y="0.4in" svg:width="10.6in" svg:height="1.44965in" presentation:class="title" presentation:placeholder="false">
          <draw:text-box>
            <text:p text:style-name="a614" text:class-names="" text:cond-style-name=""><text:span text:style-name="a612" text:class-names="">EVERY BELIEVER WILL BE JUDGED BY THE SAVIOR UP THERE (14:9-12).<text:s text:c="1"/></text:span><text:span text:style-name="a613" text:class-names=""/></text:p>
          </draw:text-box>
          <svg:title/>
          <svg:desc/>
        </draw:frame>
        <draw:frame draw:id="id110" presentation:style-name="a628" draw:name="Text Placeholder 2" svg:x="1.38in" svg:y="2in" svg:width="9.4in" svg:height="4.75868in" presentation:class="outline" presentation:placeholder="false">
          <draw:text-box>
            <text:list text:style-name="a618">
              <text:list-item>
                <text:p text:style-name="a617" text:class-names="" text:cond-style-name=""><text:span text:style-name="a616" text:class-names=""><text:s text:c="1"/>The foundation of this judgment (14:9):<text:s text:c="1"/></text:span></text:p>
              </text:list-item>
            </text:list>
            <text:list text:style-name="a621">
              <text:list-item>
                <text:p text:style-name="a620" text:class-names="" text:cond-style-name=""><text:span text:style-name="a619" text:class-names=""><text:s text:c="1"/>The forbearance in light of this judgment (14:10):<text:s text:c="1"/></text:span></text:p>
              </text:list-item>
            </text:list>
            <text:list text:style-name="a624">
              <text:list-item>
                <text:p text:style-name="a623" text:class-names="" text:cond-style-name=""><text:span text:style-name="a622" text:class-names=""><text:s text:c="1"/>The features of this judgment (14:11-12)<text:s text:c="1"/></text:span></text:p>
              </text:list-item>
            </text:list>
            <text:list text:style-name="a627">
              <text:list-item>
                <text:p text:style-name="a626" text:class-names="" text:cond-style-name=""><text:span text:style-name="a625" text:class-names=""/></text:p>
              </text:list-item>
            </text:list>
          </draw:text-box>
          <svg:title/>
          <svg:desc/>
        </draw:frame>
      </draw:page>
      <draw:page draw:name="Slide15" draw:style-name="a629" draw:master-page-name="Master1-Layout12-tx-Title-and-Text" presentation:presentation-page-layout-name="Master1-PPL12" draw:id="Slide-270">
        <draw:frame draw:id="id111" presentation:style-name="a633" draw:name="Title 1" svg:x="1.38in" svg:y="0.4in" svg:width="10.6in" svg:height="1.44965in" presentation:class="title" presentation:placeholder="false">
          <draw:text-box>
            <text:p text:style-name="a632" text:class-names="" text:cond-style-name=""><text:span text:style-name="a630" text:class-names="">ROMANS 14</text:span><text:span text:style-name="a631" text:class-names=""/></text:p>
          </draw:text-box>
          <svg:title/>
          <svg:desc/>
        </draw:frame>
        <draw:frame draw:id="id112" presentation:style-name="a643" draw:name="Text Placeholder 2" svg:x="1.38in" svg:y="2in" svg:width="9.4in" svg:height="4.75868in" presentation:class="outline" presentation:placeholder="false">
          <draw:text-box>
            <text:list text:style-name="a636">
              <text:list-item>
                <text:p text:style-name="a635" text:class-names="" text:cond-style-name=""><text:span text:style-name="a634" text:class-names="">NO BELIEVER SHOULD BE JUDGED BY ANOTHER BELIEVER DOWN HERE (14:1-8, 13-23).<text:s text:c="1"/></text:span></text:p>
              </text:list-item>
            </text:list>
            <text:list text:style-name="a639">
              <text:list-item>
                <text:p text:style-name="a638" text:class-names="" text:cond-style-name=""><text:span text:style-name="a637" text:class-names="">EVERY BELIEVER WILL BE JUDGED BY THE SAVIOR UP THERE (14:9-12).<text:s text:c="1"/></text:span></text:p>
              </text:list-item>
            </text:list>
            <text:list text:style-name="a642">
              <text:list-item>
                <text:p text:style-name="a641" text:class-names="" text:cond-style-name=""><text:span text:style-name="a640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ROMANS 14</dc:title>
    <meta:initial-creator>David STRICKLAND</meta:initial-creator>
    <dc:creator>David STRICKLAND</dc:creator>
    <meta:creation-date>2020-02-22T19:36:01Z</meta:creation-date>
    <dc:date>2020-02-22T19:36:02Z</dc:date>
    <meta:template xlink:href="BibleStudy" xlink:type="simple"/>
    <meta:editing-cycles>1</meta:editing-cycles>
    <meta:editing-duration>PT0S</meta:editing-duration>
    <meta:document-statistic meta:paragraph-count="44" meta:word-count="484"/>
  </office:meta>
</office:document-meta>
</file>